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1e611" officeooo:paragraph-rsid="00208549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b904a" officeooo:paragraph-rsid="001b904a"/>
    </style:style>
    <style:style style:name="P5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1e611"/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b904a"/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7b57b" officeooo:paragraph-rsid="001b904a"/>
    </style:style>
    <style:style style:name="P10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1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12" style:family="paragraph" style:parent-style-name="Table_20_Contents">
      <style:paragraph-properties style:snap-to-layout-grid="false"/>
      <style:text-properties officeooo:rsid="001f4e1d" officeooo:paragraph-rsid="001f4e1d"/>
    </style:style>
    <style:style style:name="P13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d628b"/>
    </style:style>
    <style:style style:name="T4" style:family="text">
      <style:text-properties style:text-underline-style="none" officeooo:rsid="0017b57b"/>
    </style:style>
    <style:style style:name="T5" style:family="text">
      <style:text-properties officeooo:rsid="0019adef"/>
    </style:style>
    <style:style style:name="T6" style:family="text">
      <style:text-properties officeooo:rsid="001b904a"/>
    </style:style>
    <style:style style:name="T7" style:family="text">
      <style:text-properties officeooo:rsid="001a4f1c"/>
    </style:style>
    <style:style style:name="T8" style:family="text">
      <style:text-properties officeooo:rsid="001d628b"/>
    </style:style>
    <style:style style:name="T9" style:family="text">
      <style:text-properties officeooo:rsid="00230cd0"/>
    </style:style>
    <style:style style:name="T10" style:family="text">
      <style:text-properties officeooo:rsid="002145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3" text:outline-level="2"><text:file-name text:display="name">UC04.10.03 - Excluir Tipo de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2" office:value-type="string">
            <text:p text:style-name="P2">0<text:span text:style-name="T9">5</text:span>/0<text:span text:style-name="T9">9</text:span>/11</text:p>
          </table:table-cell>
          <table:table-cell table:style-name="Tabela1.A2" office:value-type="string">
            <text:p text:style-name="P12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0" text:outline-level="3">Pré-condições</text:h>
      <text:list xml:id="list1881733498" text:style-name="WW8Num5">
        <text:list-item>
          <text:p text:style-name="P5">Usuário deve ter permissão de acesso;</text:p>
        </text:list-item>
        <text:list-item>
          <text:p text:style-name="P6"><text:span text:style-name="T1">Usuário acionou a opção </text:span><text:span text:style-name="T6">Excluir</text:span><text:span text:style-name="T5"> de um </text:span><text:span text:style-name="T10">C</text:span><text:span text:style-name="T8">urso</text:span><text:span text:style-name="T5"> específico</text:span><text:span text:style-name="T2"> no caso de uso base;</text:span></text:p>
        </text:list-item>
      </text:list>
      <text:h text:style-name="P10" text:outline-level="3">Atores</text:h>
      <text:p text:style-name="Text_20_body">Coordenador (primário)</text:p>
      <text:h text:style-name="P10" text:outline-level="3">Fluxo Principal</text:h>
      <text:list xml:id="list1703253774" text:continue-list="list1881733498" text:style-name="WW8Num5">
        <text:list-item text:start-value="1">
          <text:p text:style-name="P6"><text:bookmark-start text:name="__DdeLink__99_1968549385"/><text:span text:style-name="T1">Sistema </text:span><text:span text:style-name="T5">exibe</text:span><text:span text:style-name="T2">:</text:span></text:p>
          <text:list>
            <text:list-item>
              <text:p text:style-name="P5">Nome do <text:span text:style-name="T8">Tipo de curso</text:span></text:p>
            </text:list-item>
          </text:list>
        </text:list-item>
        <text:list-item>
          <text:p text:style-name="P6"><text:span text:style-name="T2">Sistema exibe as o</text:span><text:span text:style-name="T1">pç</text:span><text:span text:style-name="T2">ões</text:span><text:span text:style-name="T1"> </text:span><text:span text:style-name="T6">Confirmar Exclusão</text:span><text:span text:style-name="T2"> e Cancelar;</text:span></text:p>
        </text:list-item>
        <text:list-item>
          <text:p text:style-name="P7"><text:span text:style-name="T2">Usuário aciona a opção </text:span><text:span text:style-name="T6">Confirmar Exclusão</text:span><text:span text:style-name="T2">;</text:span></text:p>
        </text:list-item>
        <text:list-item>
          <text:p text:style-name="P9"><text:bookmark-end text:name="__DdeLink__99_1968549385"/><text:bookmark-start text:name="__DdeLink__564_1968549385"/><text:span text:style-name="T7">Sistema exibe a mensagem '</text:span><text:span text:style-name="T8">Tipo de curso</text:span><text:span text:style-name="T7"> </text:span><text:span text:style-name="T6">excluído</text:span><text:span text:style-name="T7"> com sucesso' e volta ao passo 1 do caso de uso base;</text:span><text:bookmark-end text:name="__DdeLink__564_1968549385"/></text:p>
        </text:list-item>
      </text:list>
      <text:h text:style-name="P11" text:outline-level="3">Pós-condições</text:h>
      <text:list xml:id="list209347905" text:continue-list="list1703253774" text:style-name="WW8Num5">
        <text:list-item text:start-value="1">
          <text:p text:style-name="P8"><text:span text:style-name="T2">Sistema </text:span><text:span text:style-name="T6">exclui o </text:span><text:span text:style-name="T8">Tipo de curso</text:span><text:span text:style-name="T6"> e;</text:span></text:p>
        </text:list-item>
        <text:list-item>
          <text:p text:style-name="P8"><text:span text:style-name="T2">Sistema registrou no log de auditoria, para o usuário logado, a seguinte mensagem: “</text:span><text:span text:style-name="T6">Excluído o </text:span><text:span text:style-name="T8">Tipo de Curso</text:span><text:span text:style-name="T6"> de </text:span><text:span text:style-name="T2">nome </text:span><text:span text:style-name="T3">Extensão</text:span><text:span text:style-name="T4">.”</text:span></text:p>
        </text:list-item>
      </text:list>
      <text:h text:style-name="P10" text:outline-level="3">Regras de Negócio</text:h>
      <text:p text:style-name="P4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05T21:57:16</dc:date>
    <meta:editing-cycles>21</meta:editing-cycles>
    <meta:editing-duration>PT00H39M29S</meta:editing-duration>
    <meta:generator>OpenOffice.org/3.2$Linux OpenOffice.org_project/320m19$Build-9505</meta:generator>
    <meta:document-statistic meta:table-count="1" meta:image-count="0" meta:object-count="0" meta:page-count="1" meta:paragraph-count="24" meta:word-count="131" meta:character-count="754"/>
    <meta:user-defined meta:name="_DocHome" meta:value-type="float">1971586133</meta:user-defined>
  </office:meta>
</office:document-meta>
</file>